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ClassLevelTest_private.process( Object object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ClassLevelTest_private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